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1000000A2AF3D60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213cm" svg:x="1.001cm" svg:y="1cm">
          <draw:image xlink:href="Pictures/10000000000002F1000000A2AF3D60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22:37</dc:date>
    <meta:generator>NeoOffice/3.4.1$Unix OpenOffice.org_project/Patch 14</meta:generator>
    <meta:editing-duration>PT00H09M33S</meta:editing-duration>
    <meta:editing-cycles>13</meta:editing-cycles>
    <meta:document-statistic meta:object-count="1"/>
  </office:meta>
</office:document-meta>
</file>